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CI1ZBK29R4FYLAAWGDGD3J7U33FOXZ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12:50:37.661025471</meta:creation-date>
    <dc:date>2022-08-29T12:50:51.61046274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7.3.2.2$Linux_X86_64 LibreOffice_project/30$Build-2</meta:generator>
  </office:meta>
</office:document-meta>
</file>